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69a2e" draw:fill-color="#069a2e"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fill-color="#069a2e" draw:textarea-horizontal-align="justify" draw:textarea-vertical-align="middle" draw:auto-grow-height="false" fo:min-height="0.301cm" fo:min-width="1.17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e8eb1c" draw:textarea-horizontal-align="justify" draw:textarea-vertical-align="middle" draw:auto-grow-height="false" fo:min-height="1.053cm" fo:min-width="0.8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7" style:family="graphic" style:parent-style-name="standard">
      <style:graphic-properties draw:fill-color="#e8eb1c"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fill-color="#e8eb1c" draw:textarea-horizontal-align="justify" draw:textarea-vertical-align="middle" draw:auto-grow-height="false" fo:min-height="1.037cm" fo:min-width="0.5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575cm"/>
      <style:paragraph-properties style:writing-mode="lr-tb"/>
    </style:style>
    <style:style style:name="gr18" style:family="graphic" style:parent-style-name="objectwithoutfill">
      <style:graphic-properties svg:stroke-width="0.159cm" draw:marker-start-width="0.439cm" draw:marker-end-width="0.439cm" draw:fill="none" draw:textarea-vertical-align="middle" fo:padding-top="0.205cm" fo:padding-bottom="0.205cm" fo:padding-left="0.33cm" fo:padding-right="0.33cm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gr20" style:family="graphic" style:parent-style-name="objectwithoutfill">
      <style:graphic-properties svg:stroke-width="0.106cm" svg:stroke-color="#000000" draw:marker-start-width="0.509cm" draw:marker-end-width="0.50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0.353cm"/>
      <style:paragraph-properties style:writing-mode="lr-tb"/>
    </style:style>
    <style:style style:name="gr24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453cm" fo:min-width="0cm"/>
      <style:paragraph-properties style:writing-mode="lr-tb"/>
    </style:style>
    <style:style style:name="gr26" style:family="graphic" style:parent-style-name="standard">
      <style:graphic-properties draw:stroke="none" svg:stroke-color="#1c1c1c" draw:fill="none" draw:fill-color="#729fcf" draw:textarea-horizontal-align="left" draw:auto-grow-height="true" draw:auto-grow-width="false" fo:min-height="0.197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loext:graphic-properties draw:fill-color="#069a2e"/>
      <style:paragraph-properties fo:text-align="center"/>
      <style:text-properties fo:language="en" fo:country="GB"/>
    </style:style>
    <style:style style:name="P7" style:family="paragraph">
      <style:paragraph-properties fo:text-align="center"/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-color="#e8eb1c"/>
      <style:paragraph-properties fo:text-align="center"/>
      <style:text-properties fo:language="en" fo:country="GB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loext:graphic-properties draw:fill-color="#e8eb1c"/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text-properties fo:color="#c9211e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18" style:family="paragraph">
      <style:text-properties fo:color="#c9211e" fo:font-style="normal" fo:font-weight="bold" style:font-style-asian="normal" style:font-weight-asian="bold" style:font-style-complex="normal" style:font-weight-complex="bold"/>
    </style:style>
    <style:style style:name="P19" style:family="paragraph">
      <loext:graphic-properties draw:fill="none" draw:fill-color="#ffffff"/>
      <style:text-properties fo:color="#c9211e" fo:font-style="normal" fo:font-weight="bold" style:font-style-asian="normal" style:font-weight-asian="bold" style:font-style-complex="normal" style:font-weight-complex="bold"/>
    </style:style>
    <style:style style:name="P20" style:family="paragraph">
      <style:text-properties fo:color="#0013ff" fo:font-weight="bold" style:font-weight-asian="bold" style:font-weight-complex="bold"/>
    </style:style>
    <style:style style:name="P21" style:family="paragraph">
      <loext:graphic-properties draw:fill="none" draw:fill-color="#729fcf"/>
      <style:text-properties fo:color="#0013ff" fo:font-weight="bold" style:font-weight-asian="bold" style:font-weight-complex="bold"/>
    </style:style>
    <style:style style:name="P22" style:family="paragraph">
      <style:text-properties fo:color="#0013ff"/>
    </style:style>
    <style:style style:name="P23" style:family="paragraph">
      <loext:graphic-properties draw:fill="none" draw:fill-color="#ffffff"/>
      <style:text-properties fo:color="#0013ff" fo:font-weight="bold" style:font-weight-asian="bold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language="en" fo:country="GB"/>
    </style:style>
    <style:style style:name="T4" style:family="text">
      <style:text-properties fo:font-size="18pt" fo:language="en" fo:country="GB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color="#c9211e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13ff"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58%" style:font-name="Arial1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</text:span><text:span text:style-name="T1">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custom-shape draw:style-name="gr2" draw:text-style-name="P6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4" draw:text-style-name="P7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4" draw:text-style-name="P7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4" draw:text-style-name="P7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4" draw:text-style-name="P7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4" draw:text-style-name="P7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5" draw:text-style-name="P9" xml:id="id2" draw:id="id2" draw:layer="layout" svg:width="1.842cm" svg:height="1.843cm" svg:x="10.434cm" svg:y="8.748cm">
          <text:p text:style-name="P8"><text:span text:style-name="T3">+</text:span></text:p>
          <text:p text:style-name="P8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3.041cm" svg:height="1.114cm" svg:x="21.565cm" svg:y="9.511cm">
          <draw:text-box>
            <text:p><text:span text:style-name="T4">I</text:span><text:span text:style-name="T5">b</text:span><text:span text:style-name="T4"> </text:span><text:span text:style-name="T4">= </text:span><text:span text:style-name="T4">K</text:span><text:span text:style-name="T5">b</text:span><text:span text:style-name="T4"> </text:span><text:span text:style-name="T4">V</text:span><text:span text:style-name="T5">b</text:span></text:p>
          </draw:text-box>
        </draw:frame>
        <draw:g xml:id="id10" draw:id="id10">
          <draw:custom-shape draw:style-name="gr7" draw:text-style-name="P9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1" draw:layer="layout" svg:x1="20.884cm" svg:y1="9.084cm" svg:x2="20.884cm" svg:y2="10.349cm">
            <text:p/>
          </draw:line>
        </draw:g>
        <draw:custom-shape draw:style-name="gr9" draw:text-style-name="P12" xml:id="id5" draw:id="id5" draw:layer="layout" svg:width="2.153cm" svg:height="2.573cm" svg:x="15.266cm" svg:y="12.375cm">
          <text:p text:style-name="P8"><text:span text:style-name="T4">+</text:span></text:p>
          <text:p text:style-name="P8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0" draw:layer="layout" svg:width="3.219cm" svg:height="1.114cm" svg:x="16.24cm" svg:y="14.636cm">
          <draw:text-box>
            <text:p><text:span text:style-name="T6">V</text:span><text:span text:style-name="T7">d</text:span><text:span text:style-name="T6"> </text:span><text:span text:style-name="T6">= </text:span><text:span text:style-name="T6">K</text:span><text:span text:style-name="T7">d</text:span><text:span text:style-name="T6"> </text:span><text:span text:style-name="T6">I</text:span><text:span text:style-name="T7">d</text:span><text:span text:style-name="T4"> </text:span></text:p>
          </draw:text-box>
        </draw:frame>
        <draw:connector draw:style-name="gr4" draw:text-style-name="P8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4" draw:text-style-name="P8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4" draw:text-style-name="P8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4" draw:text-style-name="P8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4" draw:text-style-name="P8" draw:layer="layout" svg:x1="20.886cm" svg:y1="10.91cm" svg:x2="20.817cm" svg:y2="12.684cm" draw:start-shape="id10" draw:start-glue-point="2" draw:end-shape="id4" draw:end-glue-point="0" svg:d="M20886 10910v848h-69v926" svg:viewBox="0 0 70 1775">
          <text:p/>
        </draw:connector>
        <draw:custom-shape draw:style-name="gr3" draw:text-style-name="P6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4" draw:text-style-name="P8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4" draw:text-style-name="P8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1" draw:text-style-name="P10" draw:layer="layout" svg:width="2.161cm" svg:height="1.114cm" svg:x="22.065cm" svg:y="12.972cm">
          <draw:text-box>
            <text:p><text:span text:style-name="T4">I</text:span><text:span text:style-name="T5">c</text:span></text:p>
          </draw:text-box>
        </draw:frame>
        <draw:frame draw:style-name="gr12" draw:text-style-name="P13" draw:layer="layout" svg:width="1.162cm" svg:height="1.114cm" svg:x="13.376cm" svg:y="7.957cm">
          <draw:text-box>
            <text:p>R<text:span text:style-name="T8">1</text:span></text:p>
          </draw:text-box>
        </draw:frame>
        <draw:frame draw:style-name="gr12" draw:text-style-name="P13" draw:layer="layout" svg:width="1.162cm" svg:height="1.114cm" svg:x="13.353cm" svg:y="15.957cm">
          <draw:text-box>
            <text:p>R<text:span text:style-name="T8">7</text:span></text:p>
          </draw:text-box>
        </draw:frame>
        <draw:frame draw:style-name="gr12" draw:text-style-name="P13" draw:layer="layout" svg:width="1.162cm" svg:height="1.114cm" svg:x="18.223cm" svg:y="11.857cm">
          <draw:text-box>
            <text:p>R<text:span text:style-name="T8">5</text:span></text:p>
          </draw:text-box>
        </draw:frame>
        <draw:frame draw:style-name="gr13" draw:text-style-name="P13" draw:layer="layout" svg:width="1.162cm" svg:height="1.114cm" svg:x="13.306cm" svg:y="11.857cm">
          <draw:text-box>
            <text:p>R<text:span text:style-name="T8">4</text:span></text:p>
          </draw:text-box>
        </draw:frame>
        <draw:frame draw:style-name="gr12" draw:text-style-name="P13" draw:layer="layout" svg:width="1.162cm" svg:height="1.114cm" svg:x="16.367cm" svg:y="9.075cm">
          <draw:text-box>
            <text:p>R<text:span text:style-name="T8">3</text:span></text:p>
          </draw:text-box>
        </draw:frame>
        <draw:frame draw:style-name="gr12" draw:text-style-name="P13" draw:layer="layout" svg:width="1.162cm" svg:height="1.114cm" svg:x="18.129cm" svg:y="7.957cm">
          <draw:text-box>
            <text:p>R<text:span text:style-name="T8">2</text:span></text:p>
          </draw:text-box>
        </draw:frame>
        <draw:frame draw:style-name="gr12" draw:text-style-name="P13" draw:layer="layout" svg:width="1.162cm" svg:height="1.114cm" svg:x="10.113cm" svg:y="12.991cm">
          <draw:text-box>
            <text:p>R<text:span text:style-name="T8">6</text:span></text:p>
          </draw:text-box>
        </draw:frame>
        <draw:custom-shape draw:style-name="gr14" draw:text-style-name="P8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128cm" svg:height="2.536cm" svg:x="15.143cm" svg:y="8.37cm">
          <draw:text-box>
            <text:p>+</text:p>
            <text:p>V<text:span text:style-name="T8">b</text:span></text:p>
            <text:p>-</text:p>
          </draw:text-box>
        </draw:frame>
        <draw:line draw:style-name="gr16" draw:text-style-name="P14" draw:layer="layout" svg:x1="11.995cm" svg:y1="12.747cm" svg:x2="11.995cm" svg:y2="14.634cm">
          <text:p/>
        </draw:line>
        <draw:frame draw:style-name="gr17" draw:text-style-name="P15" draw:layer="layout" svg:width="1.837cm" svg:height="1.825cm" svg:x="12.142cm" svg:y="12.996cm">
          <draw:text-box>
            <text:p><text:span text:style-name="T6">I</text:span><text:span text:style-name="T7">d</text:span></text:p>
          </draw:text-box>
        </draw:frame>
        <draw:g xml:id="id4" draw:id="id4">
          <draw:line draw:style-name="gr18" draw:text-style-name="P14" draw:layer="layout" svg:x1="20.818cm" svg:y1="12.684cm" svg:x2="20.818cm" svg:y2="13.258cm">
            <text:p/>
          </draw:line>
          <draw:line draw:style-name="gr18" draw:text-style-name="P14" draw:layer="layout" svg:x1="20.057cm" svg:y1="13.263cm" svg:x2="21.577cm" svg:y2="13.263cm">
            <text:p/>
          </draw:line>
          <draw:line draw:style-name="gr18" draw:text-style-name="P14" draw:layer="layout" svg:x1="20.058cm" svg:y1="13.84cm" svg:x2="21.578cm" svg:y2="13.84cm">
            <text:p/>
          </draw:line>
          <draw:line draw:style-name="gr18" draw:text-style-name="P14" draw:layer="layout" svg:x1="20.818cm" svg:y1="13.837cm" svg:x2="20.818cm" svg:y2="14.411cm">
            <text:p/>
          </draw:line>
        </draw:g>
        <draw:line draw:style-name="gr16" draw:text-style-name="P14" draw:layer="layout" svg:x1="22.08cm" svg:y1="12.745cm" svg:x2="22.08cm" svg:y2="14.632cm">
          <text:p/>
        </draw:line>
        <draw:frame draw:style-name="gr12" draw:text-style-name="P13" draw:layer="layout" svg:width="1.162cm" svg:height="1.114cm" svg:x="20.918cm" svg:y="13.872cm">
          <draw:text-box>
            <text:p>C</text:p>
          </draw:text-box>
        </draw:frame>
        <draw:frame draw:style-name="gr19" draw:text-style-name="P8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20" draw:text-style-name="P14" draw:layer="layout" svg:x1="10.559cm" svg:y1="12.268cm" svg:x2="9.334cm" svg:y2="12.279cm">
            <text:p/>
          </draw:line>
          <draw:line draw:style-name="gr20" draw:text-style-name="P14" draw:layer="layout" svg:x1="10.56cm" svg:y1="12.262cm" svg:x2="9.335cm" svg:y2="12.273cm">
            <text:p/>
          </draw:line>
          <draw:line draw:style-name="gr20" draw:text-style-name="P14" draw:layer="layout" svg:x1="9.669cm" svg:y1="12.514cm" svg:x2="10.278cm" svg:y2="12.514cm">
            <text:p/>
          </draw:line>
          <draw:line draw:style-name="gr20" draw:text-style-name="P14" draw:layer="layout" svg:x1="9.833cm" svg:y1="12.725cm" svg:x2="10.126cm" svg:y2="12.725cm">
            <text:p/>
          </draw:line>
          <draw:line draw:style-name="gr20" draw:text-style-name="P14" draw:layer="layout" svg:x1="9.963cm" svg:y1="12.253cm" svg:x2="9.968cm" svg:y2="11.709cm">
            <text:p/>
          </draw:line>
        </draw:g>
        <draw:connector draw:style-name="gr21" draw:text-style-name="P8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2" draw:text-style-name="P17" draw:layer="layout" svg:width="0.853cm" svg:height="0.962cm" svg:x="11.051cm" svg:y="6.719cm">
          <draw:text-box>
            <text:p text:style-name="P16"><text:span text:style-name="T9">1</text:span></text:p>
          </draw:text-box>
        </draw:frame>
        <draw:frame draw:style-name="gr22" draw:text-style-name="P17" draw:layer="layout" svg:width="0.853cm" svg:height="0.962cm" svg:x="15.852cm" svg:y="6.719cm">
          <draw:text-box>
            <text:p text:style-name="P16"><text:span text:style-name="T9">2</text:span></text:p>
          </draw:text-box>
        </draw:frame>
        <draw:frame draw:style-name="gr22" draw:text-style-name="P17" draw:layer="layout" svg:width="0.853cm" svg:height="0.962cm" svg:x="20.352cm" svg:y="6.719cm">
          <draw:text-box>
            <text:p text:style-name="P16"><text:span text:style-name="T9">3</text:span></text:p>
          </draw:text-box>
        </draw:frame>
        <draw:frame draw:style-name="gr22" draw:text-style-name="P17" draw:layer="layout" svg:width="0.853cm" svg:height="0.962cm" svg:x="16.352cm" svg:y="10.719cm">
          <draw:text-box>
            <text:p text:style-name="P16"><text:span text:style-name="T9">5</text:span></text:p>
          </draw:text-box>
        </draw:frame>
        <draw:frame draw:style-name="gr22" draw:text-style-name="P17" draw:layer="layout" svg:width="0.853cm" svg:height="0.962cm" svg:x="11.051cm" svg:y="15.721cm">
          <draw:text-box>
            <text:p text:style-name="P16"><text:span text:style-name="T9">7</text:span></text:p>
          </draw:text-box>
        </draw:frame>
        <draw:frame draw:style-name="gr23" draw:text-style-name="P17" draw:layer="layout" svg:width="0.853cm" svg:height="1.141cm" svg:x="16.01cm" svg:y="15.922cm">
          <draw:text-box>
            <text:p text:style-name="P16"><text:span text:style-name="T9">8</text:span></text:p>
          </draw:text-box>
        </draw:frame>
        <draw:frame draw:style-name="gr22" draw:text-style-name="P19" draw:layer="layout" svg:width="0.853cm" svg:height="0.962cm" svg:x="20.853cm" svg:y="11.119cm">
          <draw:text-box>
            <text:p text:style-name="P18"><text:span text:style-name="T10">6</text:span></text:p>
          </draw:text-box>
        </draw:frame>
        <draw:frame draw:style-name="gr24" draw:text-style-name="P21" draw:layer="layout" svg:width="0.959cm" svg:height="0.962cm" svg:x="13.229cm" svg:y="9.278cm">
          <draw:text-box>
            <text:p text:style-name="P20"><text:span text:style-name="T11">A</text:span></text:p>
          </draw:text-box>
        </draw:frame>
        <draw:frame draw:style-name="gr25" draw:text-style-name="P21" draw:layer="layout" svg:width="0.959cm" svg:height="0.962cm" svg:x="18.211cm" svg:y="9.278cm">
          <draw:text-box>
            <text:p text:style-name="P20"><text:span text:style-name="T11">B</text:span></text:p>
          </draw:text-box>
        </draw:frame>
        <draw:frame draw:style-name="gr26" draw:text-style-name="P21" draw:layer="layout" svg:width="0.959cm" svg:height="0.962cm" svg:x="13.401cm" svg:y="13.229cm">
          <draw:text-box>
            <text:p text:style-name="P20"><text:span text:style-name="T11">C</text:span></text:p>
          </draw:text-box>
        </draw:frame>
        <draw:frame draw:style-name="gr27" draw:text-style-name="P23" draw:layer="layout" svg:width="0.959cm" svg:height="0.962cm" svg:x="18.383cm" svg:y="13.128cm">
          <draw:text-box>
            <text:p text:style-name="P22"><text:span text:style-name="T11">D</text:span></text:p>
          </draw:text-box>
        </draw:frame>
        <draw:frame draw:style-name="gr28" draw:text-style-name="P17" draw:layer="layout" svg:width="0.853cm" svg:height="0.962cm" svg:x="10.497cm" svg:y="10.778cm">
          <draw:text-box>
            <text:p text:style-name="P24"><text:span text:style-name="T9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26" draw:layer="layout" svg:width="17.444cm" svg:height="2.411cm" svg:x="7.282cm" svg:y="0.554cm" presentation:class="title" presentation:user-transformed="true">
          <draw:text-box>
            <text:p text:style-name="P25"><text:span text:style-name="T12">S</text:span><text:span text:style-name="T12">i</text:span><text:span text:style-name="T12">m</text:span><text:span text:style-name="T12">u</text:span><text:span text:style-name="T12">l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A</text:span><text:span text:style-name="T12">n</text:span><text:span text:style-name="T12">a</text:span><text:span text:style-name="T12">l</text:span><text:span text:style-name="T12">y</text:span><text:span text:style-name="T12">s</text:span><text:span text:style-name="T12">i</text:span><text:span text:style-name="T12">s</text:span></text:p>
          </draw:text-box>
        </draw:frame>
        <draw:frame draw:name="Content Placeholder 2" presentation:style-name="pr6" draw:text-style-name="P28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27"><text:span text:style-name="T13"><text:s text:c="2"/></text:span><text:span text:style-name="T13">Simulate the operating point for t&lt;0, to obtain the voltages in all nodes and the currents in all branches. Print a table with the results.</text:span></text:p>
              </text:list-item>
              <text:list-item>
                <text:p text:style-name="P27"><text:span text:style-name="T14"><text:s text:c="2"/></text:span><text:span text:style-name="T14">Simulate the operating point for v</text:span><text:span text:style-name="T15">s</text:span><text:span text:style-name="T14">(0)=0, replacing the capacitor with <text:s/>with a voltage source V</text:span><text:span text:style-name="T15">x</text:span><text:span text:style-name="T14"> = V(6)-V(8), where V(6) and V(8) are the voltages in nodes 6 and 8 as obtained in 1). Explain why you need this step. </text:span><text:span text:style-name="T13">Print a table with the results.</text:span></text:p>
              </text:list-item>
              <text:list-item>
                <text:p text:style-name="P27"><text:span text:style-name="T14"><text:s text:c="2"/></text:span><text:span text:style-name="T14">Simulate the natural response of the circuit, using the boundary conditions V(6) and V(8) as obtained in 2) (use Ngspice directive .ic V(6)=... v(9)=...). Use Ngpice’s transient analysis mode to get v</text:span><text:span text:style-name="T15">6</text:span><text:span text:style-name="T14">(t) in the interval [0, 20] ms. Plot the result.</text:span></text:p>
              </text:list-item>
              <text:list-item>
                <text:p text:style-name="P27"><text:span text:style-name="T14"><text:s text:c="2"/></text:span><text:span text:style-name="T14">Simulate the natural and forced response on node 6 by repeating step <text:s/>3) with v</text:span><text:span text:style-name="T15">s</text:span><text:span text:style-name="T14">(t) as given in Fig. 1 and f=1kHz. Plot both the stimulus and the response.</text:span></text:p>
              </text:list-item>
              <text:list-item>
                <text:p text:style-name="P27"><text:span text:style-name="T14"><text:s text:c="2"/></text:span><text:span text:style-name="T14">Simulate the frequency response in node 6 (frequency logscale, magnitude in dB, phase in degrees) for the frequency range 0.1 Hz to 1 MHz. </text:span><text:span text:style-name="T13">Plot both v</text:span><text:span text:style-name="T16">s</text:span><text:span text:style-name="T13">(f) and v</text:span><text:span text:style-name="T16">6</text:span><text:span text:style-name="T13">(f) in the same figure and explain how and why they differ.</text:span></text:p>
              </text:list-item>
            </text:list>
            <text:list text:style-name="L1">
              <text:list-header>
                <text:p text:style-name="P27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26" draw:layer="layout" svg:width="17.444cm" svg:height="2.411cm" svg:x="7.282cm" svg:y="0.554cm" presentation:class="title" presentation:user-transformed="true">
          <draw:text-box>
            <text:p text:style-name="P25"><text:span text:style-name="T12">T</text:span><text:span text:style-name="T12">h</text:span><text:span text:style-name="T12">e</text:span><text:span text:style-name="T12">o</text:span><text:span text:style-name="T12">r</text:span><text:span text:style-name="T12">e</text:span><text:span text:style-name="T12">t</text:span><text:span text:style-name="T12">i</text:span><text:span text:style-name="T12">c</text:span><text:span text:style-name="T12">a</text:span><text:span text:style-name="T12">l </text:span><text:span text:style-name="T12">A</text:span><text:span text:style-name="T12">n</text:span><text:span text:style-name="T12">a</text:span><text:span text:style-name="T12">l</text:span><text:span text:style-name="T12">y</text:span><text:span text:style-name="T12">s</text:span><text:span text:style-name="T12">i</text:span><text:span text:style-name="T12">s</text:span></text:p>
          </draw:text-box>
        </draw:frame>
        <draw:frame draw:name="Content Placeholder 2" presentation:style-name="pr7" draw:text-style-name="P28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27"><text:span text:style-name="T13"><text:s text:c="2"/></text:span><text:span text:style-name="T13">Use the nodal method to determine the voltages in all nodes and currents in all branches for t&lt;0. Print a table with the results.</text:span></text:p>
              </text:list-item>
              <text:list-item>
                <text:p text:style-name="P27"><text:span text:style-name="T14"><text:s text:c="2"/></text:span><text:span text:style-name="T14">Determine the equivalent resistance R</text:span><text:span text:style-name="T15">eq</text:span><text:span text:style-name="T14"> as seen from the capacitor terminals. Suggestion: make V</text:span><text:span text:style-name="T15">s</text:span><text:span text:style-name="T14">=0 and replace the capacitor with a voltage source V</text:span><text:span text:style-name="T15">x</text:span><text:span text:style-name="T14">= V(6)-V(8), where V(6) and V(8) are the voltages in nodes 6 and 8 as obtained in 1); run nodal analysis to determine the current I</text:span><text:span text:style-name="T15">x</text:span><text:span text:style-name="T14"> supplied by V</text:span><text:span text:style-name="T15">x</text:span><text:span text:style-name="T14">; compute the equivalent resistor as R</text:span><text:span text:style-name="T15">eq</text:span><text:span text:style-name="T14"> = V</text:span><text:span text:style-name="T15">x</text:span><text:span text:style-name="T14">/I</text:span><text:span text:style-name="T15">x</text:span><text:span text:style-name="T14">,and the time constant. Explain why you need this procedure, and p</text:span><text:span text:style-name="T13">rint a table with the computed results.</text:span></text:p>
              </text:list-item>
              <text:list-item>
                <text:p text:style-name="P27"><text:span text:style-name="T14"><text:s text:c="2"/></text:span><text:span text:style-name="T14">With the results obtained in 2), determine the natural solution v</text:span><text:span text:style-name="T15">6n</text:span><text:span text:style-name="T14">(t), in the interval [0, 20] ms, using the </text:span><text:span text:style-name="T18">capacitor voltage</text:span><text:span text:style-name="T14"> V</text:span><text:span text:style-name="T15">x</text:span><text:span text:style-name="T14"> </text:span><text:span text:style-name="T13">for t&lt;0 as the initial condition. Plot the result, identifying all axes, signals displayed and units used.</text:span></text:p>
              </text:list-item>
              <text:list-item>
                <text:p text:style-name="P27"><text:span text:style-name="T14"><text:s text:c="2"/></text:span><text:span text:style-name="T14">Determine the forced solution v</text:span><text:span text:style-name="T15">6f</text:span><text:span text:style-name="T14">(t) in the same interval. Suggestion: use a phasor voltage source V</text:span><text:span text:style-name="T15">s</text:span><text:span text:style-name="T14">; replace C with its impedance Z</text:span><text:span text:style-name="T15">C</text:span><text:span text:style-name="T14">; run nodal analysis to determine the phasor voltages in all nodes. </text:span><text:span text:style-name="T13">Print a table with the results.</text:span></text:p>
              </text:list-item>
              <text:list-item>
                <text:p text:style-name="P27"><text:span text:style-name="T14"><text:s text:c="2"/></text:span><text:span text:style-name="T14">Determine the final total solution v</text:span><text:span text:style-name="T15">6</text:span><text:span text:style-name="T14">(t), converting the phasors to real time functions for f=1KHz, and superimposing the natural and forced solutions. Plot both v</text:span><text:span text:style-name="T15">s</text:span><text:span text:style-name="T14">(t) and v</text:span><text:span text:style-name="T15">6</text:span><text:span text:style-name="T14">(t) in the same figure in the interval [</text:span><text:span text:style-name="T19">-5</text:span><text:span text:style-name="T14">, </text:span><text:span text:style-name="T19">20</text:span><text:span text:style-name="T14">] ms</text:span><text:span text:style-name="T13">.</text:span></text:p>
              </text:list-item>
              <text:list-item>
                <text:p text:style-name="P27"><text:span text:style-name="T14"><text:s text:c="2"/></text:span><text:span text:style-name="T14">Determine the frequency responses v</text:span><text:span text:style-name="T15">c</text:span><text:span text:style-name="T14">(f)=v</text:span><text:span text:style-name="T15">6</text:span><text:span text:style-name="T14">(f)-v</text:span><text:span text:style-name="T15">8</text:span><text:span text:style-name="T14">(f), and v</text:span><text:span text:style-name="T15">6</text:span><text:span text:style-name="T14">(f) <text:s/>(frequency logscale magnitude in dB, phase in degrees) for frequency range 0.1 Hz to 1 MHz. Plot v</text:span><text:span text:style-name="T15">s</text:span><text:span text:style-name="T14">(f), </text:span><text:span text:style-name="T13"><text:s/>v</text:span><text:span text:style-name="T16">c</text:span><text:span text:style-name="T13">(f) <text:s/>and v</text:span><text:span text:style-name="T16">6</text:span><text:span text:style-name="T13">(f) in the same figure and explain how and why they differ.</text:span></text:p>
              </text:list-item>
            </text:list>
            <text:list text:style-name="L1">
              <text:list-header>
                <text:p text:style-name="P27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26" draw:layer="layout" svg:width="17.444cm" svg:height="2.411cm" svg:x="7.282cm" svg:y="0.554cm" presentation:class="title" presentation:user-transformed="true">
          <draw:text-box>
            <text:p text:style-name="P25"><text:span text:style-name="T12">L</text:span><text:span text:style-name="T12">a</text:span><text:span text:style-name="T12">b</text:span><text:span text:style-name="T12"> </text:span><text:span text:style-name="T12">r</text:span><text:span text:style-name="T12">e</text:span><text:span text:style-name="T12">p</text:span><text:span text:style-name="T12">o</text:span><text:span text:style-name="T12">r</text:span><text:span text:style-name="T12">t</text:span></text:p>
          </draw:text-box>
        </draw:frame>
        <draw:frame draw:name="Content Placeholder 2" presentation:style-name="pr8" draw:text-style-name="P28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27"><text:span text:style-name="T13"><text:s/></text:span><text:span text:style-name="T13">The Python script, </text:span><text:span text:style-name="T20">t2_datagen.m</text:span><text:span text:style-name="T13"> output should be redirected to a file </text:span><text:span text:style-name="T20">data.txt</text:span><text:span text:style-name="T13"> using bash’s “&gt;” facility. </text:span></text:p>
              </text:list-item>
              <text:list-item>
                <text:p text:style-name="P27"><text:span text:style-name="T14"><text:s/></text:span><text:span text:style-name="T14">The octave script should read and use the data file </text:span><text:span text:style-name="T20">data.txt, </text:span><text:span text:style-name="T13">and</text:span><text:span text:style-name="T20"> </text:span><text:span text:style-name="T13">output a data file for Ngspice (directive .include). Use file I/O functions such as </text:span><text:span text:style-name="T20">fprintf</text:span><text:span text:style-name="T13"> and </text:span><text:span text:style-name="T20">fscanf.</text:span></text:p>
              </text:list-item>
              <text:list-item>
                <text:p text:style-name="P27"><text:span text:style-name="T14"><text:s/></text:span><text:span text:style-name="T14">Ideally, generating a new data set with a different student number and re-running the top Makefile should produce consistent results.</text:span></text:p>
              </text:list-item>
              <text:list-item>
                <text:p text:style-name="P27"><text:span text:style-name="T14"><text:s/></text:span><text:span text:style-name="T14">Produce all tables and plots required in the simulation and analysis sections</text:span></text:p>
              </text:list-item>
              <text:list-item>
                <text:p text:style-name="P27"><text:span text:style-name="T14"><text:s/></text:span><text:span text:style-name="T14">Compare Octave and Ngspice results </text:span><text:span text:style-name="T18">side by side</text:span><text:span text:style-name="T14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27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: </text:span><text:span text:style-name="MT3">D</text:span><text:span text:style-name="MT3">E</text:span><text:span text:style-name="MT3">E</text:span><text:span text:style-name="MT3">C/</text:span><text:span text:style-name="MT3">In</text:span><text:span text:style-name="MT3">sti</text:span><text:span text:style-name="MT3">tut</text:span><text:span text:style-name="MT3">o </text:span><text:span text:style-name="MT3">S</text:span><text:span text:style-name="MT3">u</text:span><text:span text:style-name="MT3">p</text:span><text:span text:style-name="MT3">er</text:span><text:span text:style-name="MT3">io</text:span><text:span text:style-name="MT3">r </text:span><text:span text:style-name="MT3">T</text:span><text:span text:style-name="MT3">éc</text:span><text:span text:style-name="MT3">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: </text:span><text:span text:style-name="MT3">D</text:span><text:span text:style-name="MT3">E</text:span><text:span text:style-name="MT3">E</text:span><text:span text:style-name="MT3">C/</text:span><text:span text:style-name="MT3">In</text:span><text:span text:style-name="MT3">sti</text:span><text:span text:style-name="MT3">tut</text:span><text:span text:style-name="MT3">o </text:span><text:span text:style-name="MT3">S</text:span><text:span text:style-name="MT3">u</text:span><text:span text:style-name="MT3">p</text:span><text:span text:style-name="MT3">er</text:span><text:span text:style-name="MT3">io</text:span><text:span text:style-name="MT3">r </text:span><text:span text:style-name="MT3">T</text:span><text:span text:style-name="MT3">éc</text:span><text:span text:style-name="MT3">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2</meta:editing-cycles>
    <meta:creation-date>2014-07-21T10:31:21</meta:creation-date>
    <dc:date>2021-04-03T20:54:28.714370083</dc:date>
    <meta:editing-duration>P2DT16H57M48S</meta:editing-duration>
    <meta:generator>LibreOffice/6.4.6.2$Linux_X86_64 LibreOffice_project/40$Build-2</meta:generator>
    <meta:document-statistic meta:object-count="12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